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5000000297BA2463229187C1F.png" manifest:media-type="image/png"/>
  <manifest:file-entry manifest:full-path="Pictures/10000201000005000000006EBED04958D0335230.png" manifest:media-type="image/png"/>
  <manifest:file-entry manifest:full-path="Pictures/100002010000008500000029E4C58236166D7CD5.png" manifest:media-type="image/png"/>
  <manifest:file-entry manifest:full-path="Pictures/1000020100000500000002D0947749F0E3114A76.png" manifest:media-type="image/png"/>
  <manifest:file-entry manifest:full-path="Pictures/1000020100000500000002D09F29061D49ABF9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Calibri4" svg:font-family="Calibri" style:font-family-generic="swiss"/>
    <style:font-face style:name="微软雅黑2" svg:font-family="微软雅黑" style:font-family-generic="swiss"/>
    <style:font-face style:name="微软雅黑3" svg:font-family="微软雅黑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Noto Sans CJK SC Regular1" svg:font-family="'Noto Sans CJK SC Regular'" style:font-family-generic="modern" style:font-pitch="variable"/>
    <style:font-face style:name="微软雅黑4" svg:font-family="微软雅黑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1" svg:font-family="微软雅黑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 CJK SC Regular3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5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a1a7b4" draw:textarea-vertical-align="middle" draw:auto-grow-height="false" draw:fit-to-size="false" fo:min-height="0.356cm" fo:min-width="0.01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6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subtitle">
      <style:graphic-properties draw:stroke="none" draw:fill="none" fo:min-height="0.84cm"/>
    </style:style>
    <style:style style:name="pr9" style:family="presentation" style:parent-style-name="Title_20_and_20_Content-notes">
      <style:graphic-properties draw:fill-color="#ffffff" fo:min-height="15.626cm"/>
    </style:style>
    <style:style style:name="pr10" style:family="presentation" style:parent-style-name="_31__5f_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_31__5f_Title_20_and_20_Content-notes">
      <style:graphic-properties draw:fill-color="#ffffff" fo:min-height="13.364cm"/>
    </style:style>
    <style:style style:name="pr14" style:family="presentation" style:parent-style-name="JWI2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JWI2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JWI2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JWI2-notes">
      <style:graphic-properties draw:fill-color="#ffffff" fo:min-height="13.364cm"/>
    </style:style>
    <style:style style:name="pr18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JWI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3" style:family="presentation" style:parent-style-name="JWI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JWI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5.2999992370605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 style:font-size-asian="23.3999996185303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5.3999996185303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5.3999996185303pt" style:font-size-asian="14pt" style:font-size-complex="1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solid" draw:fill-color="#a1a7b4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-color="#ffffff"/>
      <style:text-properties style:font-size-asian="23.3999996185303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style:paragraph-properties fo:margin-left="0cm" fo:margin-right="0cm" fo:margin-top="0.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font-variant="normal" fo:text-transform="none" fo:color="#2d3536" style:text-line-through-style="none" style:text-line-through-type="none" style:text-position="0% 100%" fo:font-size="44pt" fo:letter-spacing="normal" fo:font-style="normal" style:text-underline-style="none" fo:font-weight="normal" style:font-name-asian="微软雅黑3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505460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微软雅黑3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2d3536" style:text-line-through-style="none" style:text-line-through-type="none" style:text-position="0% 100%" style:font-name="Calibri2" fo:font-size="36pt" fo:letter-spacing="normal" fo:font-style="normal" style:text-underline-style="none" fo:font-weight="normal" style:font-name-asian="微软雅黑3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50546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505460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3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505460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3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505460" style:text-line-through-style="none" style:text-line-through-type="none" style:text-position="0% 100%" style:font-name="微软雅黑" fo:font-size="24pt" fo:letter-spacing="normal" fo:font-style="normal" style:text-underline-style="none" fo:font-weight="bold" style:font-name-asian="微软雅黑3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505460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3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8e909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505460" style:text-line-through-style="none" style:text-line-through-type="none" style:text-position="0% 100%" style:font-name="微软雅黑" fo:font-size="20pt" fo:letter-spacing="normal" fo:font-style="normal" style:text-underline-style="none" fo:font-weight="bold" style:font-name-asian="微软雅黑3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505460" style:text-line-through-style="none" style:text-line-through-type="none" style:text-position="0% 100%" style:font-name="微软雅黑" fo:font-size="24pt" fo:letter-spacing="normal" fo:font-style="normal" style:text-underline-style="none" fo:font-weight="normal" style:font-name-asian="微软雅黑3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6e8284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微软雅黑3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054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e90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05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1" draw:layer="layout" svg:width="19.794cm" svg:height="2.992cm" svg:x="1.703cm" svg:y="6.565cm" presentation:class="title" presentation:user-transformed="true">
          <draw:text-box>
            <text:p><text:span text:style-name="T1">Node.js </text:span><text:span text:style-name="T1">培训</text:span></text:p>
          </draw:text-box>
        </draw:frame>
        <draw:frame draw:name="Subtitle 2" presentation:style-name="pr2" draw:text-style-name="P3" draw:layer="layout" svg:width="12.362cm" svg:height="5.069cm" svg:x="1.938cm" svg:y="10.127cm" presentation:class="subtitle" presentation:user-transformed="true">
          <draw:text-box>
            <text:p text:style-name="P2"><text:span text:style-name="T2">afterloe <text:s text:c="3"/>2016</text:span><text:span text:style-name="T2">年</text:span><text:span text:style-name="T2">7</text:span><text:span text:style-name="T2">月</text:span></text:p>
            <text:p text:style-name="P2"><text:span text:style-name="T2">第一天</text:span></text:p>
          </draw:text-box>
        </draw:frame>
        <presentation:notes draw:style-name="dp2">
          <draw:page-thumbnail draw:name="幻灯片图像占位符 1" draw:style-name="gr1" draw:layer="layout" svg:width="16.799cm" svg:height="10.023cm" svg:x="2.1cm" svg:y="3.712cm" draw:page-number="1" presentation:class="page"/>
          <draw:frame draw:name="备注占位符 2" presentation:style-name="pr3" draw:text-style-name="P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灯片编号占位符 3" presentation:style-name="pr4" draw:text-style-name="P6" draw:layer="layout" svg:width="9.099cm" svg:height="1.489cm" svg:x="11.895cm" svg:y="28.21cm" presentation:class="page-number" presentation:user-transformed="true">
            <draw:text-box>
              <text:p text:style-name="P5"><text:span text:style-name="T3"><text:page-number>&lt;编号&gt;</text:page-number></text:span></text:p>
            </draw:text-box>
          </draw:frame>
        </presentation:notes>
      </draw:page>
      <draw:page draw:name="目录" draw:style-name="dp3" draw:master-page-name="Title_20_and_20_Content" xml:id="id1" draw:id="id1">
        <office:forms form:automatic-focus="false" form:apply-design-mode="false"/>
        <draw:frame draw:name="标题 1" presentation:style-name="pr5" draw:text-style-name="P8" draw:layer="layout" svg:width="5.987cm" svg:height="2.322cm" svg:x="1.627cm" svg:y="9.339cm" presentation:class="title" presentation:user-transformed="true">
          <draw:text-box>
            <text:p text:style-name="P7"><text:span text:style-name="T4">目录</text:span></text:p>
          </draw:text-box>
        </draw:frame>
        <draw:frame draw:name="灯片编号占位符 2" presentation:style-name="pr6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5"><text:page-number>&lt;编号&gt;</text:page-number></text:span></text:p>
          </draw:text-box>
        </draw:frame>
        <draw:frame draw:name="文本占位符 3" presentation:style-name="pr7" draw:text-style-name="P11" draw:layer="layout" svg:width="14.481cm" svg:height="2.035cm" svg:x="8.618cm" svg:y="3.773cm" presentation:class="outline" presentation:user-transformed="true">
          <draw:text-box>
            <text:p><text:span text:style-name="T6">node</text:span><text:span text:style-name="T6">环境搭建</text:span></text:p>
          </draw:text-box>
        </draw:frame>
        <draw:frame draw:name="文本占位符 4" presentation:style-name="pr7" draw:text-style-name="P11" draw:layer="layout" svg:width="14.481cm" svg:height="2.035cm" svg:x="10.566cm" svg:y="7.917cm" presentation:class="outline" presentation:user-transformed="true">
          <draw:text-box>
            <text:p><text:span text:style-name="T6">ecmascript6 </text:span><text:span text:style-name="T6">语法介绍</text:span></text:p>
          </draw:text-box>
        </draw:frame>
        <draw:frame draw:name="文本占位符 5" presentation:style-name="pr7" draw:text-style-name="P11" draw:layer="layout" svg:width="14.481cm" svg:height="2.035cm" svg:x="12.415cm" svg:y="12.117cm" presentation:class="outline" presentation:user-transformed="true">
          <draw:text-box>
            <text:p><text:span text:style-name="T6">创建</text:span><text:span text:style-name="T6">http</text:span><text:span text:style-name="T6">服务</text:span></text:p>
          </draw:text-box>
        </draw:frame>
        <draw:custom-shape draw:name="等腰三角形 7" draw:style-name="gr2" draw:text-style-name="P12" draw:layer="layout" svg:width="1.018cm" svg:height="1.21cm" svg:x="7.131cm" svg:y="4.40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8" draw:style-name="gr2" draw:text-style-name="P12" draw:layer="layout" svg:width="1.018cm" svg:height="1.21cm" svg:x="9.016cm" svg:y="8.59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9" draw:style-name="gr2" draw:text-style-name="P12" draw:layer="layout" svg:width="1.018cm" svg:height="1.21cm" svg:x="10.959cm" svg:y="12.7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presentation:style-name="pr8" draw:text-style-name="P14" draw:layer="layout" svg:width="12.37cm" svg:height="0.84cm" svg:x="15.4cm" svg:y="18.96cm">
          <draw:text-box>
            <text:p text:style-name="P13"><text:span text:style-name="T7">代码托管</text:span><text:span text:style-name="T8">git@github.com:afterloe/node.js.git</text:span></text:p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6.368cm" svg:height="13.021cm" svg:x="3.389cm" svg:y="2.639cm" draw:page-number="2" presentation:class="page"/>
          <draw:frame presentation:style-name="pr9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内容页：标题 微软雅黑 32号字" draw:style-name="dp5" draw:master-page-name="_31__5f_Title_20_and_20_Content" presentation:presentation-page-layout-name="AL2T11" xml:id="id2" draw:id="id2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node</text:span><text:span text:style-name="T9">环境搭建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0">Node.js</text:span><text:span text:style-name="T10">简介</text:span></text:p>
            <text:p text:style-name="P17"><text:span text:style-name="T11">Node.js </text:span><text:span text:style-name="T11">是一个基于 </text:span><text:span text:style-name="T11">Chrome V8 </text:span><text:span text:style-name="T11">引擎的 </text:span><text:span text:style-name="T11">JavaS</text:span><text:span text:style-name="T11">cript </text:span><text:span text:style-name="T11">运行环境。</text:span><text:span text:style-name="T11">Node.js </text:span><text:span text:style-name="T11">使用了一个事件驱动、</text:span><text:span text:style-name="T11">非阻塞式 </text:span><text:span text:style-name="T11">I/O </text:span><text:span text:style-name="T11">的模型，使其轻量又高效。</text:span><text:span text:style-name="T11">Node.j</text:span><text:span text:style-name="T11">s </text:span><text:span text:style-name="T11">的包管理器 </text:span><text:span text:style-name="T11">npm</text:span><text:span text:style-name="T11">，是全球最大的开源库生态</text:span><text:span text:style-name="T11">系统。</text:span></text:p>
            <text:p text:style-name="P2"><text:span text:style-name="T11"/></text:p>
            <text:p text:style-name="P2"><text:span text:style-name="T10">下载地址</text:span></text:p>
            <text:p text:style-name="P2"><text:span text:style-name="T11">网址 ： </text:span><text:span text:style-name="T11"><text:a xlink:href="https://nodejs.org/en" xlink:type="simple">https://nodejs.org/en</text:a></text:span></text:p>
            <text:p text:style-name="P2"><text:span text:style-name="T11">Node </text:span><text:span text:style-name="T11">版本 </text:span><text:span text:style-name="T11">6.3.0 </text:span><text:span text:style-name="T11">或 </text:span><text:span text:style-name="T11">6.X</text:span><text:span text:style-name="T11">以上</text:span></text:p>
            <text:p text:style-name="P2"><text:span text:style-name="T11"/></text:p>
            <text:p text:style-name="P2"><text:span text:style-name="T10">为什么选择</text:span><text:span text:style-name="T10">6.X</text:span></text:p>
            <text:p text:style-name="P2"><text:span text:style-name="T11">相对于之前的</text:span><text:span text:style-name="T11">node</text:span><text:span text:style-name="T11">来说，</text:span><text:span text:style-name="T11">6.x</text:span><text:span text:style-name="T11">的</text:span><text:span text:style-name="T11">v8</text:span><text:span text:style-name="T11">引擎在</text:span><text:span text:style-name="T11">IO</text:span><text:span text:style-name="T11">处</text:span><text:span text:style-name="T11">理上更加优秀，同时</text:span><text:span text:style-name="T11">6.x</text:span><text:span text:style-name="T11">的版本能够直接使用</text:span><text:span text:style-name="T11">ec</text:span><text:span text:style-name="T11">mascript6</text:span><text:span text:style-name="T11">而之前的版本需要添加很多参数才能运</text:span><text:span text:style-name="T11">行</text:span><text:span text:style-name="T11">ecmascript6</text:span><text:span text:style-name="T11">的代码。如果不是为了做</text:span><text:span text:style-name="T11">C++</text:span><text:span text:style-name="T11">拓</text:span><text:span text:style-name="T11">展，那么</text:span><text:span text:style-name="T11">32</text:span><text:span text:style-name="T11">或</text:span><text:span text:style-name="T11">64</text:span><text:span text:style-name="T11">都无所谓了。</text:span></text:p>
          </draw:text-box>
        </draw:frame>
        <draw:frame draw:name="灯片编号占位符 3" presentation:style-name="pr12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JWI2" presentation:presentation-page-layout-name="AL2T11" xml:id="id3" draw:id="id3">
        <office:forms form:automatic-focus="false" form:apply-design-mode="false"/>
        <draw:frame draw:name="标题 1" presentation:style-name="pr14" draw:text-style-name="P16" draw:layer="layout" svg:width="22.285cm" svg:height="2.386cm" svg:x="1.345cm" svg:y="0.621cm" presentation:class="title" presentation:user-transformed="true">
          <draw:text-box>
            <text:p><text:span text:style-name="T9">node</text:span><text:span text:style-name="T9">环境搭建</text:span></text:p>
          </draw:text-box>
        </draw:frame>
        <draw:frame draw:name="内容占位符 2" presentation:style-name="pr15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0">node</text:span><text:span text:style-name="T10">测试</text:span></text:p>
            <text:p text:style-name="P2"><text:span text:style-name="T10"/></text:p>
            <text:p text:style-name="P2"><text:span text:style-name="T11">cmd</text:span><text:span text:style-name="T11">直接输入 </text:span></text:p>
            <text:p text:style-name="P2"><text:span text:style-name="T11">node -v <text:s text:c="13"/>// <text:s/>v6.3.0</text:span></text:p>
            <text:p text:style-name="P2"><text:span text:style-name="T11">npm -v <text:s text:c="14"/>// <text:s/>3.10.3</text:span></text:p>
            <text:p text:style-name="P2"><text:span text:style-name="T11">node </text:span></text:p>
            <text:p text:style-name="P2"><text:span text:style-name="T11">&gt;&gt; process</text:span></text:p>
            <text:p text:style-name="P2"><text:span text:style-name="T11">&gt;&gt; console.log(“hello word”);</text:span></text:p>
            <text:p text:style-name="P2"><text:span text:style-name="T11">&gt;&gt;.exit</text:span></text:p>
            <text:p text:style-name="P2"><text:span text:style-name="T11"/></text:p>
            <text:p text:style-name="P2"><text:span text:style-name="T11"/></text:p>
            <text:p text:style-name="P2"><text:span text:style-name="T13"/></text:p>
            <text:p text:style-name="P2"><text:span text:style-name="T6"/></text:p>
          </draw:text-box>
        </draw:frame>
        <draw:frame draw:name="灯片编号占位符 3" presentation:style-name="pr16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4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_31__5f_Title_20_and_20_Content" presentation:presentation-page-layout-name="AL2T11" xml:id="id4" draw:id="id4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cmascript6 </text:span><text:span text:style-name="T9">语法介绍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4">let </text:span><text:span text:style-name="T14">和</text:span><text:span text:style-name="T14">const</text:span></text:p>
            <text:p text:style-name="P2"><text:span text:style-name="T14">1.</text:span><text:span text:style-name="T14">不存在变量提升</text:span><text:span text:style-name="T14">,</text:span><text:span text:style-name="T14">只能在声明的位</text:span><text:span text:style-name="T14">置后面使用。</text:span></text:p>
            <text:p text:style-name="P2"><text:span text:style-name="T14">2.</text:span><text:span text:style-name="T14">块级作用域</text:span></text:p>
            <text:p text:style-name="P2"><text:span text:style-name="T14"/></text:p>
            <text:p text:style-name="P2"><text:span text:style-name="T14">const</text:span></text:p>
            <text:p text:style-name="P2"><text:span text:style-name="T14">1.const</text:span><text:span text:style-name="T14">声明一个只读的常量。一旦</text:span><text:span text:style-name="T14">声明，常量的值就不能改变。</text:span></text:p>
            <text:p text:style-name="P2"><text:span text:style-name="T14">2.</text:span><text:span text:style-name="T14">只声明不赋值，就会报错</text:span></text:p>
            <text:p text:style-name="P2"><text:span text:style-name="T14"/></text:p>
            <text:p text:style-name="P2"><text:span text:style-name="T14">箭头函数</text:span></text:p>
            <text:p text:style-name="P2"><text:span text:style-name="T14">1.ecmascript 6 </text:span><text:span text:style-name="T14">允许使用</text:span><text:span text:style-name="T14">=&gt; </text:span><text:span text:style-name="T14">来申明</text:span><text:span text:style-name="T14">函数</text:span></text:p>
          </draw:text-box>
        </draw:frame>
        <draw:frame draw:name="灯片编号占位符 3" presentation:style-name="pr18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4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_31__5f_Title_20_and_20_Content" presentation:presentation-page-layout-name="AL2T11" xml:id="id5" draw:id="id5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cmascript6 </text:span><text:span text:style-name="T9">语法介绍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4">2.</text:span><text:span text:style-name="T14">箭头函数的一些注意事项</text:span></text:p>
            <text:p text:style-name="P2"><text:span text:style-name="T14"/></text:p>
            <text:p text:style-name="P2"><text:span text:style-name="T14">（</text:span><text:span text:style-name="T14">1</text:span><text:span text:style-name="T14">）函数体内的</text:span><text:span text:style-name="T14">this</text:span><text:span text:style-name="T14">对象，就是定</text:span><text:span text:style-name="T14">义时所在的对象，而不是使用时所在</text:span><text:span text:style-name="T14">的对象。</text:span></text:p>
            <text:p text:style-name="P2"><text:span text:style-name="T14">（</text:span><text:span text:style-name="T14">2</text:span><text:span text:style-name="T14">）不可以当作构造函数，也就是</text:span><text:span text:style-name="T14">说，不可以使用</text:span><text:span text:style-name="T14">new</text:span><text:span text:style-name="T14">命令，否则会抛</text:span><text:span text:style-name="T14">出一个错误。</text:span></text:p>
            <text:p text:style-name="P2"><text:span text:style-name="T14">（</text:span><text:span text:style-name="T14">3</text:span><text:span text:style-name="T14">）不可以使用</text:span><text:span text:style-name="T14">arguments</text:span><text:span text:style-name="T14">对象</text:span><text:span text:style-name="T14">，该对象在函数体内不存在。如果要</text:span><text:span text:style-name="T14">用，可以用</text:span><text:span text:style-name="T14">Rest</text:span><text:span text:style-name="T14">参数代替。</text:span></text:p>
            <text:p text:style-name="P2"><text:span text:style-name="T14">（</text:span><text:span text:style-name="T14">4</text:span><text:span text:style-name="T14">）不可以使用</text:span><text:span text:style-name="T14">yield</text:span><text:span text:style-name="T14">命令，因此</text:span><text:span text:style-name="T14">箭头函数不能用作</text:span><text:span text:style-name="T14">Generator</text:span><text:span text:style-name="T14">函数。</text:span></text:p>
            <text:p text:style-name="P2"><text:span text:style-name="T14">（</text:span><text:span text:style-name="T14">5</text:span><text:span text:style-name="T14">）</text:span><text:span text:style-name="T14">this</text:span><text:span text:style-name="T14">对象的指向是可变的，但</text:span><text:span text:style-name="T14">是在箭头函数中，它是固定的。</text:span></text:p>
          </draw:text-box>
        </draw:frame>
        <draw:frame draw:name="灯片编号占位符 3" presentation:style-name="pr19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_31__5f_Title_20_and_20_Content" presentation:presentation-page-layout-name="AL2T11" xml:id="id6" draw:id="id6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cmascript6 </text:span><text:span text:style-name="T9">语法介绍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4">变量解构</text:span></text:p>
            <text:p text:style-name="P2"><text:span text:style-name="T14">1.</text:span><text:span text:style-name="T14">按照一定模式，从数组和对象中提</text:span><text:span text:style-name="T14">取值，对变量进行赋值，这被称为解</text:span><text:span text:style-name="T14">构</text:span></text:p>
            <text:p text:style-name="P2"><text:span text:style-name="T14">2.</text:span><text:span text:style-name="T14">数据结构具有</text:span><text:span text:style-name="T14">Iterator</text:span><text:span text:style-name="T14">接口的，都</text:span><text:span text:style-name="T14">可以采用数组形式的解构赋值（</text:span><text:span text:style-name="T14">Set</text:span><text:span text:style-name="T14">，</text:span><text:span text:style-name="T14">Map</text:span><text:span text:style-name="T14">，</text:span><text:span text:style-name="T14">String</text:span><text:span text:style-name="T14">）</text:span></text:p>
            <text:p text:style-name="P2"><text:span text:style-name="T14">3.</text:span><text:span text:style-name="T14">如果等号右边是数值和布尔值，则</text:span><text:span text:style-name="T14">会先转为对象</text:span></text:p>
            <text:p text:style-name="P2"><text:span text:style-name="T14">4.</text:span><text:span text:style-name="T14">用途很多</text:span></text:p>
            <text:p text:style-name="P2"><text:span text:style-name="T14"><text:s text:c="6"/></text:span><text:span text:style-name="T11">交换变量的值</text:span></text:p>
            <text:p text:style-name="P2"><text:span text:style-name="T11"><text:s text:c="8"/></text:span><text:span text:style-name="T11">从函数返回多个值</text:span></text:p>
            <text:p text:style-name="P2"><text:span text:style-name="T11"><text:s text:c="8"/></text:span><text:span text:style-name="T11">提取</text:span><text:span text:style-name="T11">JSON</text:span><text:span text:style-name="T11">数据</text:span></text:p>
            <text:p text:style-name="P2"><text:span text:style-name="T14">5.</text:span><text:span text:style-name="T14">推荐使用解构来给变量赋值</text:span></text:p>
          </draw:text-box>
        </draw:frame>
        <draw:frame draw:name="灯片编号占位符 3" presentation:style-name="pr20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6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_31__5f_Title_20_and_20_Content" presentation:presentation-page-layout-name="AL2T11" xml:id="id7" draw:id="id7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创建</text:span><text:span text:style-name="T9">http</text:span><text:span text:style-name="T9">服务</text:span></text:p>
          </draw:text-box>
        </draw:frame>
        <draw:frame draw:name="内容占位符 2" presentation:style-name="pr11" draw:text-style-name="P18" draw:layer="layout" svg:width="25.127cm" svg:height="14.423cm" svg:x="1.356cm" svg:y="4.489cm" presentation:class="outline" presentation:user-transformed="true">
          <draw:text-box>
            <text:p text:style-name="P2"><text:span text:style-name="T11">const http = require('http');</text:span></text:p>
            <text:p text:style-name="P2"><text:span text:style-name="T11">const [hostname,port] = ['127.0.0.1',3000];</text:span></text:p>
            <text:p text:style-name="P2"><text:span text:style-name="T11"/></text:p>
            <text:p text:style-name="P2"><text:span text:style-name="T11">let server = http.createServer((req, res) =&gt; {</text:span></text:p>
            <text:p text:style-name="P2"><text:span text:style-name="T11"><text:s text:c="2"/></text:span><text:span text:style-name="T11">res.statusCode = 200;</text:span></text:p>
            <text:p text:style-name="P2"><text:span text:style-name="T11"><text:s text:c="2"/></text:span><text:span text:style-name="T11">res.setHeader('Content-Type', 'text/plain');</text:span></text:p>
            <text:p text:style-name="P2"><text:span text:style-name="T11"><text:s text:c="2"/></text:span><text:span text:style-name="T11">res.end('Hello World\n');</text:span></text:p>
            <text:p text:style-name="P2"><text:span text:style-name="T11">});</text:span></text:p>
            <text:p text:style-name="P2"><text:span text:style-name="T11"/></text:p>
            <text:p text:style-name="P2"><text:span text:style-name="T11">server.listen(port, hostname, () =&gt; {</text:span></text:p>
            <text:p text:style-name="P2"><text:span text:style-name="T11"><text:s text:c="2"/></text:span><text:span text:style-name="T11">console.log(`Server running at http://${hostn</text:span><text:span text:style-name="T11">ame}:${port}/`);</text:span></text:p>
            <text:p text:style-name="P2"><text:span text:style-name="T11">});</text:span></text:p>
            <text:p text:style-name="P2"><text:span text:style-name="T11"/></text:p>
          </draw:text-box>
        </draw:frame>
        <draw:frame draw:name="灯片编号占位符 3" presentation:style-name="pr21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JWI" presentation:presentation-page-layout-name="AL1T0" xml:id="id8" draw:id="id8">
        <draw:frame presentation:style-name="pr22" draw:text-style-name="P1" draw:layer="layout" svg:width="9.229cm" svg:height="3.513cm" svg:x="1.959cm" svg:y="5.992cm" presentation:class="title" presentation:user-transformed="true">
          <draw:text-box>
            <text:p text:style-name="P7"><text:span text:style-name="T15"><text:s/></text:span><text:span text:style-name="T15">谢谢</text:span></text:p>
          </draw:text-box>
        </draw:frame>
        <draw:frame presentation:style-name="pr23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9" presentation:class="page"/>
          <draw:frame presentation:style-name="pr2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Calibri4" svg:font-family="Calibri" style:font-family-generic="swiss"/>
    <style:font-face style:name="微软雅黑2" svg:font-family="微软雅黑" style:font-family-generic="swiss"/>
    <style:font-face style:name="微软雅黑3" svg:font-family="微软雅黑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Noto Sans CJK SC Regular1" svg:font-family="'Noto Sans CJK SC Regular'" style:font-family-generic="modern" style:font-pitch="variable"/>
    <style:font-face style:name="微软雅黑4" svg:font-family="微软雅黑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1" svg:font-family="微软雅黑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 CJK SC Regular3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5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2-background" style:family="presentation">
      <style:graphic-properties draw:stroke="none" draw:fill="solid" draw:fill-color="#ffffff"/>
      <style:text-properties style:letter-kerning="true"/>
    </style:style>
    <style:style style:name="JWI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WI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WI2-outline1" style:family="presentation">
      <style:graphic-properties draw:stroke="none" draw:fill="none" draw:auto-grow-height="false" draw:fit-to-size="shrink-to-fit">
        <text:list-style style:name="JWI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2-outline2" style:family="presentation" style:parent-style-name="JWI2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JWI2-outline3" style:family="presentation" style:parent-style-name="JWI2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2-outline4" style:family="presentation" style:parent-style-name="JWI2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2-outline5" style:family="presentation" style:parent-style-name="JWI2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6" style:family="presentation" style:parent-style-name="JWI2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7" style:family="presentation" style:parent-style-name="JWI2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8" style:family="presentation" style:parent-style-name="JWI2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9" style:family="presentation" style:parent-style-name="JWI2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subtitle" style:family="presentation">
      <style:graphic-properties draw:stroke="none" draw:fill="none" draw:textarea-vertical-align="middle">
        <text:list-style style:name="JWI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WI2-title" style:family="presentation">
      <style:graphic-properties draw:stroke="none" draw:fill="none" draw:textarea-vertical-align="middle">
        <text:list-style style:name="JWI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-background" style:family="presentation">
      <style:graphic-properties draw:stroke="none" draw:fill="solid" draw:fill-color="#ffffff"/>
      <style:text-properties style:letter-kerning="true"/>
    </style:style>
    <style:style style:name="JW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W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JWI-outline1" style:family="presentation">
      <style:graphic-properties draw:stroke="none" draw:fill="none" draw:auto-grow-height="false" draw:fit-to-size="shrink-to-fit">
        <text:list-style style:name="JW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-outline2" style:family="presentation" style:parent-style-name="JWI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JWI-outline3" style:family="presentation" style:parent-style-name="JWI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-outline4" style:family="presentation" style:parent-style-name="JWI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3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-outline5" style:family="presentation" style:parent-style-name="JWI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6" style:family="presentation" style:parent-style-name="JWI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7" style:family="presentation" style:parent-style-name="JWI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8" style:family="presentation" style:parent-style-name="JWI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9" style:family="presentation" style:parent-style-name="JWI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subtitle" style:family="presentation">
      <style:graphic-properties draw:stroke="none" draw:fill="none" draw:textarea-vertical-align="middle">
        <text:list-style style:name="JW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WI-title" style:family="presentation">
      <style:graphic-properties draw:stroke="none" draw:fill="none" draw:textarea-vertical-align="middle">
        <text:list-style style:name="JW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3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1__5f_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JWI2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2" style:family="presentation" style:parent-style-name="JWI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JWI2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4" style:family="presentation" style:parent-style-name="JWI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JWI2-backgroundobjects">
      <style:graphic-properties draw:stroke="none" draw:fill="none" draw:fill-color="#ffffff" draw:auto-grow-height="false" fo:min-height="1.27cm"/>
    </style:style>
    <style:style style:name="Mpr26" style:family="presentation" style:parent-style-name="JWI2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JWI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8" style:family="presentation" style:parent-style-name="JWI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9" style:family="presentation" style:parent-style-name="JWI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JWI-backgroundobjects">
      <style:graphic-properties draw:stroke="none" draw:fill="none" draw:fill-color="#ffffff" draw:auto-grow-height="false" fo:min-height="1.485cm"/>
    </style:style>
    <style:style style:name="Mpr31" style:family="presentation" style:parent-style-name="JW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style:paragraph-properties fo:text-align="start"/>
    </style:style>
    <style:style style:name="MP18" style:family="paragraph">
      <style:paragraph-properties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1a7b4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font-variant="normal" fo:text-transform="none" fo:color="#6e8284" style:text-line-through-style="none" style:text-line-through-type="none" style:text-position="0% 100%" style:font-name="微软雅黑" fo:font-size="60pt" fo:letter-spacing="normal" fo:font-style="normal" style:text-underline-style="none" fo:font-weight="normal" style:font-name-asian="微软雅黑3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2d3536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8e909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2d3536" style:text-line-through-style="none" style:text-line-through-type="none" style:text-position="0% 100%" style:font-name="Calibri2" fo:font-size="36pt" fo:letter-spacing="normal" fo:font-style="normal" style:text-underline-style="none" fo:font-weight="normal" style:font-name-asian="微软雅黑3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6e8284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3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d3536" style:text-line-through-style="none" style:text-line-through-type="none" style:text-position="0% 100%" style:font-name="微软雅黑" fo:font-size="32pt" fo:letter-spacing="normal" fo:font-style="normal" style:text-underline-style="none" fo:font-weight="normal" style:font-name-asian="微软雅黑3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2d3536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3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2d3536" style:text-line-through-style="none" style:text-line-through-type="none" style:text-position="0% 100%" style:font-name="微软雅黑" fo:font-size="24pt" fo:letter-spacing="normal" fo:font-style="normal" style:text-underline-style="none" fo:font-weight="normal" style:font-name-asian="微软雅黑3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2d3536" style:text-line-through-style="none" style:text-line-through-type="none" style:text-position="0% 100%" style:font-name="微软雅黑" fo:font-size="20pt" fo:letter-spacing="normal" fo:font-style="normal" style:text-underline-style="none" fo:font-weight="normal" style:font-name-asian="微软雅黑3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2d3536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3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a1a7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4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7" draw:style-name="Mgr3" draw:text-style-name="MP7" draw:layer="backgroundobjects" svg:width="27.999cm" svg:height="20.999cm" svg:x="0cm" svg:y="0cm">
        <draw:image xlink:href="Pictures/1000020100000500000002D0947749F0E3114A76.png" xlink:type="simple" xlink:show="embed" xlink:actuate="onLoad">
          <text:p/>
        </draw:image>
      </draw:frame>
      <draw:frame draw:name="Title 1" presentation:style-name="Mpr4" draw:text-style-name="MP11" draw:layer="backgroundobjects" svg:width="25.026cm" svg:height="3.513cm" svg:x="1.52cm" svg:y="6.03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Date Placeholder 3" presentation:style-name="Mpr5" draw:text-style-name="MP13" draw:layer="backgroundobjects" svg:width="6.299cm" svg:height="1.117cm" svg:x="11.067cm" svg:y="19.883cm" presentation:class="date-time" presentation:user-transformed="true">
        <draw:text-box>
          <text:p text:style-name="MP12"><text:span text:style-name="MT4"><text:date style:data-style-name="D1" text:date-value="2016-07-21">7/21/16</text:date></text:span></text:p>
        </draw:text-box>
      </draw:frame>
      <draw:frame draw:name="Footer Placeholder 4" presentation:style-name="Mpr6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图片 6" draw:style-name="Mgr3" draw:text-style-name="MP7" draw:layer="backgroundobjects" svg:width="27.999cm" svg:height="3.207cm" svg:x="0.001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8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5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2" draw:style-name="Mgr3" draw:text-style-name="MP7" draw:layer="backgroundobjects" svg:width="27.999cm" svg:height="20.999cm" svg:x="0cm" svg:y="0cm">
        <draw:image xlink:href="Pictures/1000020100000500000002D09F29061D49ABF944.png" xlink:type="simple" xlink:show="embed" xlink:actuate="onLoad">
          <text:p/>
        </draw:image>
      </draw:frame>
      <draw:frame draw:name="Title 1" presentation:style-name="Mpr9" draw:text-style-name="MP16" draw:layer="backgroundobjects" svg:width="5.987cm" svg:height="2.322cm" svg:x="1.627cm" svg:y="9.339cm" presentation:class="title" presentation:user-transformed="true">
        <draw:text-box>
          <text:p text:style-name="MP10"><text:span text:style-name="MT6">Contents</text:span></text:p>
        </draw:text-box>
      </draw:frame>
      <draw:frame draw:name="Date Placeholder 3" presentation:style-name="Mpr10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4"><text:date style:data-style-name="D1" text:date-value="2016-07-21">7/21/16</text:date></text:span></text:p>
        </draw:text-box>
      </draw:frame>
      <draw:frame draw:name="Footer Placeholder 4" presentation:style-name="Mpr11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11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draw:frame draw:name="Text Placeholder 2" presentation:style-name="Mpr12" draw:text-style-name="MP19" draw:layer="backgroundobjects" svg:width="14.481cm" svg:height="2.035cm" svg:x="8.711cm" svg:y="3.856cm" presentation:class="outline" presentation:user-transformed="true">
        <draw:text-box>
          <text:list text:style-name="ML3">
            <text:list-item>
              <text:p text:style-name="MP17"><text:span text:style-name="MT7">单击鼠标编辑大纲文字格式</text:span></text:p>
              <text:list>
                <text:list-item>
                  <text:p text:style-name="MP17"><text:span text:style-name="MT7">第二个大纲级</text:span></text:p>
                  <text:list>
                    <text:list-item>
                      <text:p text:style-name="MP17"><text:span text:style-name="MT7">第三大纲级别</text:span></text:p>
                      <text:list>
                        <text:list-item>
                          <text:p text:style-name="MP17"><text:span text:style-name="MT7">第四大纲级别</text:span></text:p>
                          <text:list>
                            <text:list-item>
                              <text:p text:style-name="MP17"><text:span text:style-name="MT7">第五大纲级别</text:span></text:p>
                              <text:list>
                                <text:list-item>
                                  <text:p text:style-name="MP17"><text:span text:style-name="MT7">第六大纲级别</text:span></text:p>
                                  <text:list>
                                    <text:list-item>
                                      <text:p text:style-name="MP18"><text:span text:style-name="MT7">第七大纲级</text:span><text:span text:style-name="MT7">别</text:span><text:span text:style-name="MT7">Click to e</text:span><text:span text:style-name="MT7">dit content i</text:span><text:span text:style-name="MT7">tem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2" draw:text-style-name="MP19" draw:layer="backgroundobjects" svg:width="14.481cm" svg:height="2.035cm" svg:x="10.66cm" svg:y="8.002cm" presentation:class="outline" presentation:user-transformed="true">
        <draw:text-box>
          <text:list text:style-name="ML3">
            <text:list-item>
              <text:p text:style-name="MP17"><text:span text:style-name="MT7">单击鼠标编辑大纲文字格式</text:span></text:p>
              <text:list>
                <text:list-item>
                  <text:p text:style-name="MP17"><text:span text:style-name="MT7">第二个大纲级</text:span></text:p>
                  <text:list>
                    <text:list-item>
                      <text:p text:style-name="MP17"><text:span text:style-name="MT7">第三大纲级别</text:span></text:p>
                      <text:list>
                        <text:list-item>
                          <text:p text:style-name="MP17"><text:span text:style-name="MT7">第四大纲级别</text:span></text:p>
                          <text:list>
                            <text:list-item>
                              <text:p text:style-name="MP17"><text:span text:style-name="MT7">第五大纲级别</text:span></text:p>
                              <text:list>
                                <text:list-item>
                                  <text:p text:style-name="MP17"><text:span text:style-name="MT7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第七大纲级别</text:span><text:span text:style-name="MT7">Click to edit cont</text:span><text:span text:style-name="MT7">ent items</text:span></text:p>
        </draw:text-box>
      </draw:frame>
      <draw:frame draw:name="Text Placeholder 2" presentation:style-name="Mpr12" draw:text-style-name="MP19" draw:layer="backgroundobjects" svg:width="14.481cm" svg:height="2.035cm" svg:x="12.76cm" svg:y="12.222cm" presentation:class="outline" presentation:user-transformed="true">
        <draw:text-box>
          <text:list text:style-name="ML3">
            <text:list-item>
              <text:p text:style-name="MP17"><text:span text:style-name="MT7">单击鼠标编辑大纲文字格式</text:span></text:p>
              <text:list>
                <text:list-item>
                  <text:p text:style-name="MP17"><text:span text:style-name="MT7">第二个大纲级</text:span></text:p>
                  <text:list>
                    <text:list-item>
                      <text:p text:style-name="MP17"><text:span text:style-name="MT7">第三大纲级别</text:span></text:p>
                      <text:list>
                        <text:list-item>
                          <text:p text:style-name="MP17"><text:span text:style-name="MT7">第四大纲级别</text:span></text:p>
                          <text:list>
                            <text:list-item>
                              <text:p text:style-name="MP17"><text:span text:style-name="MT7">第五大纲级别</text:span></text:p>
                              <text:list>
                                <text:list-item>
                                  <text:p text:style-name="MP17"><text:span text:style-name="MT7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第七大纲级别</text:span><text:span text:style-name="MT7">Click to edit cont</text:span><text:span text:style-name="MT7">ent items</text:span></text:p>
        </draw:text-box>
      </draw:frame>
      <draw:frame draw:name="Text Placeholder 2" presentation:style-name="Mpr12" draw:text-style-name="MP19" draw:layer="backgroundobjects" svg:width="12.564cm" svg:height="2.035cm" svg:x="14.985cm" svg:y="16.401cm" presentation:class="outline" presentation:user-transformed="true">
        <draw:text-box>
          <text:list text:style-name="ML3">
            <text:list-item>
              <text:p text:style-name="MP17"><text:span text:style-name="MT7">单击鼠标编辑大纲文字格式</text:span></text:p>
              <text:list>
                <text:list-item>
                  <text:p text:style-name="MP17"><text:span text:style-name="MT7">第二个大纲级</text:span></text:p>
                  <text:list>
                    <text:list-item>
                      <text:p text:style-name="MP17"><text:span text:style-name="MT7">第三大纲级别</text:span></text:p>
                      <text:list>
                        <text:list-item>
                          <text:p text:style-name="MP17"><text:span text:style-name="MT7">第四大纲级别</text:span></text:p>
                          <text:list>
                            <text:list-item>
                              <text:p text:style-name="MP17"><text:span text:style-name="MT7">第五大纲级别</text:span></text:p>
                              <text:list>
                                <text:list-item>
                                  <text:p text:style-name="MP17"><text:span text:style-name="MT7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第七大纲级别</text:span><text:span text:style-name="MT7">Click to edit cont</text:span><text:span text:style-name="MT7">ent items</text:span></text:p>
        </draw:text-box>
      </draw:frame>
      <presentation:notes style:page-layout-name="PM0">
        <draw:page-thumbnail presentation:style-name="Title_20_and_20_Content-title" draw:layer="backgroundobjects" svg:width="18.665cm" svg:height="11.136cm" svg:x="1.166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6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21" draw:layer="backgroundobjects" svg:width="18.888cm" svg:height="2.929cm" svg:x="1.345cm" svg:y="0.329cm" presentation:class="title" presentation:user-transformed="true">
        <draw:text-box>
          <text:p text:style-name="MP10"><text:span text:style-name="MT8">Click to edit Master title style</text:span></text:p>
        </draw:text-box>
      </draw:frame>
      <draw:frame draw:name="Content Placeholder 2" presentation:style-name="Mpr16" draw:text-style-name="MP19" draw:layer="backgroundobjects" svg:width="25.127cm" svg:height="14.423cm" svg:x="1.356cm" svg:y="4.489cm" presentation:class="outline" presentation:user-transformed="true">
        <draw:text-box>
          <text:list text:style-name="ML3">
            <text:list-item>
              <text:p text:style-name="MP17"><text:span text:style-name="MT9">单击鼠标编辑大纲文字格式</text:span></text:p>
              <text:list>
                <text:list-item>
                  <text:p text:style-name="MP17"><text:span text:style-name="MT9">第二个大纲级</text:span></text:p>
                  <text:list>
                    <text:list-item>
                      <text:p text:style-name="MP17"><text:span text:style-name="MT9">第三大纲级别</text:span></text:p>
                      <text:list>
                        <text:list-item>
                          <text:p text:style-name="MP17"><text:span text:style-name="MT9">第四大纲级别</text:span></text:p>
                          <text:list>
                            <text:list-item>
                              <text:p text:style-name="MP17"><text:span text:style-name="MT9">第五大纲级别</text:span></text:p>
                              <text:list>
                                <text:list-item>
                                  <text:p text:style-name="MP17"><text:span text:style-name="MT9">第六大纲级别</text:span></text:p>
                                  <text:list>
                                    <text:list-item>
                                      <text:p><text:span text:style-name="MT9">第七大纲级</text:span><text:span text:style-name="MT9">别</text:span><text:span text:style-name="MT9">Click to e</text:span><text:span text:style-name="MT9">dit Master t</text:span><text:span text:style-name="MT9">ext styles</text:span></text:p>
                                      <text:list>
                                        <text:list-item>
                                          <text:p><text:span text:style-name="MT10">Second lev</text:span><text:span text:style-name="MT10">el</text:span></text:p>
                                          <text:list>
                                            <text:list-item>
                                              <text:p><text:span text:style-name="MT11">Third lev</text:span><text:span text:style-name="MT11">el</text:span></text:p>
                                              <text:list>
                                                <text:list-item>
                                                  <text:p text:style-name="MP22"><text:span text:style-name="MT12">Fourt</text:span><text:span text:style-name="MT12">h level</text:span></text:p>
                                                </text:list-item>
                                                <text:list-item>
                                                  <text:p text:style-name="MP22"><text:span text:style-name="MT12">Fifth l</text:span><text:span text:style-name="MT12">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4"><text:date style:data-style-name="D1" text:date-value="2016-07-21">7/21/16</text:date></text:span></text:p>
        </draw:text-box>
      </draw:frame>
      <draw:frame draw:name="Footer Placeholder 4" presentation:style-name="Mpr18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18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presentation:notes style:page-layout-name="PM0">
        <draw:page-thumbnail presentation:style-name="_31__5f_Title_20_and_20_Content-title" draw:layer="backgroundobjects" svg:width="18.665cm" svg:height="11.136cm" svg:x="1.166cm" svg:y="2.256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JWI2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7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21" draw:layer="backgroundobjects" svg:width="18.888cm" svg:height="2.929cm" svg:x="1.345cm" svg:y="0.329cm" presentation:class="title" presentation:user-transformed="true">
        <draw:text-box>
          <text:p text:style-name="MP10"><text:span text:style-name="MT8">Click to edit Master title style</text:span></text:p>
        </draw:text-box>
      </draw:frame>
      <draw:frame draw:name="Content Placeholder 2" presentation:style-name="Mpr22" draw:text-style-name="MP19" draw:layer="backgroundobjects" svg:width="25.127cm" svg:height="14.423cm" svg:x="1.356cm" svg:y="4.489cm" presentation:class="outline" presentation:user-transformed="true">
        <draw:text-box>
          <text:list text:style-name="ML3">
            <text:list-item>
              <text:p text:style-name="MP17"><text:span text:style-name="MT9">单击鼠标编辑大纲文字格式</text:span></text:p>
              <text:list>
                <text:list-item>
                  <text:p text:style-name="MP17"><text:span text:style-name="MT9">第二个大纲级</text:span></text:p>
                  <text:list>
                    <text:list-item>
                      <text:p text:style-name="MP17"><text:span text:style-name="MT9">第三大纲级别</text:span></text:p>
                      <text:list>
                        <text:list-item>
                          <text:p text:style-name="MP17"><text:span text:style-name="MT9">第四大纲级别</text:span></text:p>
                          <text:list>
                            <text:list-item>
                              <text:p text:style-name="MP17"><text:span text:style-name="MT9">第五大纲级别</text:span></text:p>
                              <text:list>
                                <text:list-item>
                                  <text:p text:style-name="MP17"><text:span text:style-name="MT9">第六大纲级别</text:span></text:p>
                                  <text:list>
                                    <text:list-item>
                                      <text:p><text:span text:style-name="MT9">第七大纲级</text:span><text:span text:style-name="MT9">别</text:span><text:span text:style-name="MT9">Click to e</text:span><text:span text:style-name="MT9">dit Master t</text:span><text:span text:style-name="MT9">ext styles</text:span></text:p>
                                      <text:list>
                                        <text:list-item>
                                          <text:p><text:span text:style-name="MT10">Second lev</text:span><text:span text:style-name="MT10">el</text:span></text:p>
                                          <text:list>
                                            <text:list-item>
                                              <text:p><text:span text:style-name="MT11">Third lev</text:span><text:span text:style-name="MT11">el</text:span></text:p>
                                              <text:list>
                                                <text:list-item>
                                                  <text:p text:style-name="MP22"><text:span text:style-name="MT12">Fourt</text:span><text:span text:style-name="MT12">h level</text:span></text:p>
                                                </text:list-item>
                                                <text:list-item>
                                                  <text:p text:style-name="MP22"><text:span text:style-name="MT12">Fifth l</text:span><text:span text:style-name="MT12">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4"><text:date style:data-style-name="D1" text:date-value="2016-07-21">7/21/16</text:date></text:span></text:p>
        </draw:text-box>
      </draw:frame>
      <draw:frame draw:name="Footer Placeholder 4" presentation:style-name="Mpr24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24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presentation:notes style:page-layout-name="PM0">
        <draw:page-thumbnail presentation:style-name="JWI2-title" draw:layer="backgroundobjects" svg:width="18.665cm" svg:height="11.136cm" svg:x="1.166cm" svg:y="2.256cm" presentation:class="page"/>
        <draw:frame presentation:style-name="JWI2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JWI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7BA2463229187C1F.png" xlink:type="simple" xlink:show="embed" xlink:actuate="onLoad">
          <text:p/>
        </draw:image>
      </draw:frame>
      <draw:custom-shape draw:name="TextBox 8" draw:style-name="Mgr8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7" draw:style-name="Mgr3" draw:text-style-name="MP7" draw:layer="backgroundobjects" svg:width="27.999cm" svg:height="20.999cm" svg:x="0cm" svg:y="0cm">
        <draw:image xlink:href="Pictures/1000020100000500000002D0947749F0E3114A76.png" xlink:type="simple" xlink:show="embed" xlink:actuate="onLoad">
          <text:p/>
        </draw:image>
      </draw:frame>
      <draw:frame draw:name="Title 1" presentation:style-name="Mpr27" draw:text-style-name="MP11" draw:layer="backgroundobjects" svg:width="25.026cm" svg:height="3.513cm" svg:x="1.52cm" svg:y="6.03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Date Placeholder 3" presentation:style-name="Mpr28" draw:text-style-name="MP13" draw:layer="backgroundobjects" svg:width="6.299cm" svg:height="1.117cm" svg:x="11.067cm" svg:y="19.883cm" presentation:class="date-time" presentation:user-transformed="true">
        <draw:text-box>
          <text:p text:style-name="MP12"><text:span text:style-name="MT4"><text:date style:data-style-name="D1" text:date-value="2016-07-21">7/21/16</text:date></text:span></text:p>
        </draw:text-box>
      </draw:frame>
      <draw:frame draw:name="Footer Placeholder 4" presentation:style-name="Mpr29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29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draw:frame presentation:style-name="JWI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JWI-title" draw:layer="backgroundobjects" svg:width="16.368cm" svg:height="13.021cm" svg:x="3.389cm" svg:y="2.639cm" presentation:class="page"/>
        <draw:frame presentation:style-name="JWI-notes" draw:layer="backgroundobjects" svg:width="18.519cm" svg:height="15.626cm" svg:x="2.314cm" svg:y="16.495cm" presentation:class="notes" presentation:placeholder="true">
          <draw:text-box/>
        </draw:frame>
        <draw:frame presentation:style-name="Mpr3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16:34:49.560826625</meta:creation-date>
    <dc:date>2016-07-21T09:32:12.789615561</dc:date>
    <meta:editing-duration>PT31M18S</meta:editing-duration>
    <meta:editing-cycles>6</meta:editing-cycles>
    <meta:generator>LibreOffice/5.1.4.2$Linux_X86_64 LibreOffice_project/10m0$Build-2</meta:generator>
    <meta:document-statistic meta:object-count="147"/>
  </office:meta>
</office:document-meta>
</file>